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size="15pt" style:font-size-asian="15pt" style:font-size-complex="15pt"/>
    </style:style>
    <style:style style:name="P2" style:family="paragraph" style:parent-style-name="Standard">
      <style:text-properties style:font-name="Liberation Sans" fo:font-size="15pt" fo:font-weight="bold" style:font-size-asian="15pt" style:font-weight-asian="bold" style:font-size-complex="1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Computer Vision in Action: From Motion Detection to Object Recognition</text:p>
      <text:p text:style-name="P1"/>
      <text:p text:style-name="P1">"This presentation demonstrates practical applications of computer vision through two key techniques: motion detection and object detection. Through live demonstrations and code examples, we explore how these fundamental computer vision capabilities can be implemented in real-world scenarios. The presentation begins with motion detection, explaining the process of frame differencing and movement tracking, followed by a detailed examination of object detection using modern deep learning approaches. By focusing on hands-on implementation rather than theoretical foundations, this presentation aims to provide practical insights into building computer vision applications. We include actual code samples and live demonstrations to illustrate both the simplicity and power of these techniques. This presentation is suitable for developers and technical practitioners who want to understand how to incorporate computer vision capabilities into their projec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08:51:14.516959343</meta:creation-date>
    <dc:date>2025-02-05T08:54:18.787740060</dc:date>
    <meta:editing-duration>PT3M4S</meta:editing-duration>
    <meta:editing-cycles>2</meta:editing-cycles>
    <meta:generator>LibreOffice/24.2.7.2$Linux_X86_64 LibreOffice_project/420$Build-2</meta:generator>
    <meta:document-statistic meta:table-count="0" meta:image-count="0" meta:object-count="0" meta:page-count="1" meta:paragraph-count="2" meta:word-count="136" meta:character-count="1031" meta:non-whitespace-character-count="897"/>
  </office:meta>
</office:document-meta>
</file>